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9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1" table:number-columns-repeated="8" table:default-cell-style-name="ce2"/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 office:value-type="string">
            <text:p>테이블 정의서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11" table:number-rows-spanned="1">
            <text:p>DEPARTMENT</text:p>
          </table:table-cell>
          <table:covered-table-cell table:number-columns-repeated="10" table:style-name="ce4"/>
        </table:table-row>
        <table:table-row table:style-name="ro1">
          <table:table-cell/>
          <table:table-cell table:style-name="ce1" office:value-type="string">
            <text:p>번호</text:p>
          </table:table-cell>
          <table:table-cell table:style-name="ce1" office:value-type="string">
            <text:p>컬럼명</text:p>
          </table:table-cell>
          <table:table-cell table:style-name="ce1" office:value-type="string">
            <text:p>데이터타입</text:p>
          </table:table-cell>
          <table:table-cell table:style-name="ce1" office:value-type="string">
            <text:p>길이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UNQ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string">
            <text:p>DEPT_ID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text:p>부서코드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string">
            <text:p>DEPT_TITLE</text:p>
          </table:table-cell>
          <table:table-cell office:value-type="string">
            <text:p>VARCHAR2</text:p>
          </table:table-cell>
          <table:table-cell office:value-type="float" office:value="35">
            <text:p>35</text:p>
          </table:table-cell>
          <table:table-cell table:number-columns-repeated="6" office:value-type="string">
            <text:p>-</text:p>
          </table:table-cell>
          <table:table-cell office:value-type="string">
            <text:p>부서명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string">
            <text:p>LOCATION_ID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5" office:value-type="string">
            <text:p>-</text:p>
          </table:table-cell>
          <table:table-cell office:value-type="string">
            <text:p>지역코드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11" table:number-rows-spanned="1">
            <text:p>JOB</text:p>
          </table:table-cell>
          <table:covered-table-cell table:number-columns-repeated="10" table:style-name="ce4"/>
        </table:table-row>
        <table:table-row table:style-name="ro1">
          <table:table-cell/>
          <table:table-cell table:style-name="ce1" office:value-type="string">
            <text:p>번호</text:p>
          </table:table-cell>
          <table:table-cell table:style-name="ce1" office:value-type="string">
            <text:p>컬럼명</text:p>
          </table:table-cell>
          <table:table-cell table:style-name="ce1" office:value-type="string">
            <text:p>데이터타입</text:p>
          </table:table-cell>
          <table:table-cell table:style-name="ce1" office:value-type="string">
            <text:p>길이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UNQ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string">
            <text:p>JOB_CODE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text:p>직급코드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string">
            <text:p>JOB_NAME</text:p>
          </table:table-cell>
          <table:table-cell office:value-type="string">
            <text:p>VARCHAR2</text:p>
          </table:table-cell>
          <table:table-cell office:value-type="float" office:value="35">
            <text:p>35</text:p>
          </table:table-cell>
          <table:table-cell table:number-columns-repeated="6" office:value-type="string">
            <text:p>-</text:p>
          </table:table-cell>
          <table:table-cell office:value-type="string">
            <text:p>부서명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11" table:number-rows-spanned="1">
            <text:p>EMPLOYEE</text:p>
          </table:table-cell>
          <table:covered-table-cell table:number-columns-repeated="10" table:style-name="ce4"/>
        </table:table-row>
        <table:table-row table:style-name="ro1">
          <table:table-cell/>
          <table:table-cell table:style-name="ce1" office:value-type="string">
            <text:p>번호</text:p>
          </table:table-cell>
          <table:table-cell table:style-name="ce1" office:value-type="string">
            <text:p>컬럼명</text:p>
          </table:table-cell>
          <table:table-cell table:style-name="ce1" office:value-type="string">
            <text:p>데이터타입</text:p>
          </table:table-cell>
          <table:table-cell table:style-name="ce1" office:value-type="string">
            <text:p>길이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UNQ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EMP_ID</text:p>
          </table:table-cell>
          <table:table-cell office:value-type="string">
            <text:p>VARCHAR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text:p>사원번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MP_NAME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5" office:value-type="string">
            <text:p>-</text:p>
          </table:table-cell>
          <table:table-cell office:value-type="string">
            <text:p>직원명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CHAR</text:p>
          </table:table-cell>
          <table:table-cell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5" office:value-type="string">
            <text:p>-</text:p>
          </table:table-cell>
          <table:table-cell office:value-type="string">
            <text:p>주민등록번호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MAIL</text:p>
          </table:table-cell>
          <table:table-cell office:value-type="string">
            <text:p>VHARCHAR2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-</text:p>
          </table:table-cell>
          <table:table-cell office:value-type="string">
            <text:p>이메일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HONE</text:p>
          </table:table-cell>
          <table:table-cell office:value-type="string">
            <text:p>VARCHAR2</text:p>
          </table:table-cell>
          <table:table-cell office:value-type="float" office:value="12">
            <text:p>12</text:p>
          </table:table-cell>
          <table:table-cell table:number-columns-repeated="6" office:value-type="string">
            <text:p>-</text:p>
          </table:table-cell>
          <table:table-cell office:value-type="string">
            <text:p>전화번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EPT_CODE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text:p>부서코드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JOB_CODE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text:p>직급코드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AL_LEVEL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text:p>급여등급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ALARY</text:p>
          </table:table-cell>
          <table:table-cell office:value-type="string">
            <text:p>NUMBER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급여등급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BONUS</text:p>
          </table:table-cell>
          <table:table-cell office:value-type="string">
            <text:p>NUMBER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버너스율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ANAGER_ID</text:p>
          </table:table-cell>
          <table:table-cell office:value-type="string">
            <text:p>VARCHAR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-</text:p>
          </table:table-cell>
          <table:table-cell office:value-type="string">
            <text:p>관리자사번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HIRE_DATE</text:p>
          </table:table-cell>
          <table:table-cell office:value-type="string">
            <text:p>DATE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입사일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ENT_DATE</text:p>
          </table:table-cell>
          <table:table-cell office:value-type="string">
            <text:p>DATE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퇴사일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ENT_YN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  <table:table-cell office:value-type="string">
            <text:p>Y,N</text:p>
          </table:table-cell>
          <table:table-cell office:value-type="string">
            <text:p>N'</text:p>
          </table:table-cell>
          <table:table-cell office:value-type="string">
            <text:p>재직여부</text:p>
          </table:table-cell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-03-16</text:date>, <text:time>18:20:1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53:54.84</meta:creation-date>
    <dc:date>2020-03-16T18:20:13.62</dc:date>
    <meta:editing-duration>PT7H55M18S</meta:editing-duration>
    <meta:editing-cycles>1</meta:editing-cycles>
    <meta:document-statistic meta:table-count="3" meta:cell-count="242" meta:object-count="0"/>
    <meta:generator>OpenOffice/4.1.7$Win32 OpenOffice.org_project/417m1$Build-9800</meta:generator>
  </office:meta>
</office:document-meta>
</file>